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svg:stroke-color="#00ff00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ff00"/>
    </style:style>
    <style:style style:name="T1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1" draw:layer="layout" svg:width="7cm" svg:height="2cm" svg:x="7cm" svg:y="1.5cm">
          <text:p text:style-name="P1">NOT RESOLVING</text:p>
        </draw:rect>
        <draw:rect draw:style-name="gr1" draw:text-style-name="P1" draw:id="id2" draw:layer="layout" svg:width="7cm" svg:height="2cm" svg:x="7cm" svg:y="4.5cm">
          <text:p text:style-name="P1">TURN SPELLS</text:p>
        </draw:rect>
        <draw:rect draw:style-name="gr1" draw:text-style-name="P1" draw:id="id10" draw:layer="layout" svg:width="7cm" svg:height="2cm" svg:x="7cm" svg:y="26.5cm">
          <text:p text:style-name="P1">END</text:p>
        </draw:rect>
        <draw:rect draw:style-name="gr1" draw:text-style-name="P1" draw:id="id9" draw:layer="layout" svg:width="7cm" svg:height="2cm" svg:x="7cm" svg:y="23.5cm">
          <text:p text:style-name="P1">TOWNS</text:p>
        </draw:rect>
        <draw:rect draw:style-name="gr1" draw:text-style-name="P1" draw:id="id5" draw:layer="layout" svg:width="7cm" svg:height="2cm" svg:x="3cm" svg:y="15cm">
          <text:p text:style-name="P1">BATTLE</text:p>
        </draw:rect>
        <draw:rect draw:style-name="gr1" draw:text-style-name="P1" draw:id="id4" draw:layer="layout" svg:width="7cm" svg:height="2cm" svg:x="7cm" svg:y="11.5cm">
          <text:p text:style-name="P1">FIND BATTLES</text:p>
        </draw:rect>
        <draw:rect draw:style-name="gr1" draw:text-style-name="P1" draw:id="id3" draw:layer="layout" svg:width="7cm" svg:height="2cm" svg:x="7cm" svg:y="8cm">
          <text:p text:style-name="P1">PLAYER MOVES</text:p>
        </draw:rect>
        <draw:rect draw:style-name="gr1" draw:text-style-name="P1" draw:id="id8" draw:layer="layout" svg:width="7cm" svg:height="2cm" svg:x="11.6cm" svg:y="20cm">
          <text:p text:style-name="P1">POST-BATTLE SPELLS</text:p>
        </draw:rect>
        <draw:rect draw:style-name="gr1" draw:text-style-name="P1" draw:id="id6" draw:layer="layout" svg:width="7cm" svg:height="2cm" svg:x="3cm" svg:y="18cm">
          <text:p text:style-name="P1">BATTLE SPELLS</text:p>
        </draw:rect>
        <draw:connector draw:style-name="gr2" draw:text-style-name="P1" draw:layer="layout" draw:type="curve" svg:x1="10.5cm" svg:y1="3.5cm" svg:x2="10.5cm" svg:y2="4.5cm" draw:start-shape="id1" draw:start-glue-point="2" draw:end-shape="id2" draw:end-glue-point="0" svg:d="m10500 3500v1000">
          <text:p/>
        </draw:connector>
        <draw:connector draw:style-name="gr2" draw:text-style-name="P1" draw:layer="layout" draw:type="curve" svg:x1="10.5cm" svg:y1="6.5cm" svg:x2="10.5cm" svg:y2="8cm" draw:start-shape="id2" draw:start-glue-point="2" draw:end-shape="id3" draw:end-glue-point="0" svg:d="m10500 6500v1500">
          <text:p/>
        </draw:connector>
        <draw:connector draw:style-name="gr2" draw:text-style-name="P1" draw:layer="layout" draw:type="curve" svg:x1="10.5cm" svg:y1="10cm" svg:x2="10.5cm" svg:y2="11.5cm" draw:start-shape="id3" draw:start-glue-point="2" draw:end-shape="id4" draw:end-glue-point="0" svg:d="m10500 10000v1500">
          <text:p/>
        </draw:connector>
        <draw:connector draw:style-name="gr2" draw:text-style-name="P1" draw:layer="layout" draw:type="curve" svg:x1="10.5cm" svg:y1="13.5cm" svg:x2="6.5cm" svg:y2="15cm" draw:start-shape="id4" draw:start-glue-point="2" draw:end-shape="id5" draw:end-glue-point="0" svg:d="m10500 13500c0 1125-4000 375-4000 1500">
          <text:p/>
        </draw:connector>
        <draw:connector draw:style-name="gr2" draw:text-style-name="P1" draw:layer="layout" draw:type="curve" svg:x1="6.5cm" svg:y1="17cm" svg:x2="6.5cm" svg:y2="18cm" draw:start-shape="id5" draw:start-glue-point="2" draw:end-shape="id6" draw:end-glue-point="0" svg:d="m6500 17000v1000">
          <text:p/>
        </draw:connector>
        <draw:connector draw:style-name="gr2" draw:text-style-name="P1" draw:layer="layout" draw:type="curve" svg:x1="6.5cm" svg:y1="20cm" svg:x2="7cm" svg:y2="12.5cm" draw:start-shape="id6" draw:start-glue-point="2" draw:end-shape="id4" draw:end-glue-point="3" svg:d="m6500 20000c0 751-2001 626-3564-1436s-2687-6064 4064-6064">
          <text:p/>
        </draw:connector>
        <draw:custom-shape draw:style-name="gr3" draw:text-style-name="P1" draw:id="id7" draw:layer="layout" svg:width="3.5cm" svg:height="3cm" svg:x="13.3cm" svg:y="15cm">
          <text:p text:style-name="P1">last</text:p>
          <text:p text:style-name="P1">play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10.5cm" svg:y1="13.5cm" svg:x2="15.049cm" svg:y2="15cm" draw:start-shape="id4" draw:start-glue-point="2" draw:end-shape="id7" draw:end-glue-point="4" svg:d="m10500 13500c0 1125 4549 375 4549 1500">
          <text:p/>
        </draw:connector>
        <draw:connector draw:style-name="gr4" draw:text-style-name="P1" draw:layer="layout" draw:type="curve" draw:line-skew="1.247cm" svg:x1="16.8cm" svg:y1="16.499cm" svg:x2="14cm" svg:y2="9cm" draw:start-shape="id7" draw:start-glue-point="7" draw:end-shape="id3" draw:end-glue-point="1" svg:d="m16800 16499c2623 0 4023-7499-2800-7499">
          <text:p text:style-name="P1">NO</text:p>
          <text:p text:style-name="P1">(next player)</text:p>
        </draw:connector>
        <draw:connector draw:style-name="gr4" draw:text-style-name="P1" draw:layer="layout" draw:type="curve" svg:x1="15.049cm" svg:y1="18cm" svg:x2="15.1cm" svg:y2="20cm" draw:start-shape="id7" draw:start-glue-point="6" draw:end-shape="id8" draw:end-glue-point="0" svg:d="m15049 18000c0 1501 51 502 51 2000">
          <text:p text:style-name="P1">YES</text:p>
        </draw:connector>
        <draw:connector draw:style-name="gr2" draw:text-style-name="P1" draw:layer="layout" draw:type="curve" svg:x1="15.1cm" svg:y1="22cm" svg:x2="10.5cm" svg:y2="23.5cm" draw:start-shape="id8" draw:start-glue-point="2" draw:end-shape="id9" draw:end-glue-point="0" svg:d="m15100 22000c0 1125-4600 375-4600 1500">
          <text:p/>
        </draw:connector>
        <draw:connector draw:style-name="gr2" draw:text-style-name="P1" draw:layer="layout" draw:type="curve" svg:x1="10.5cm" svg:y1="25.5cm" svg:x2="10.5cm" svg:y2="26.5cm" draw:start-shape="id9" draw:start-glue-point="2" draw:end-shape="id10" draw:end-glue-point="0" svg:d="m10500 25500v1000">
          <text:p/>
        </draw:connector>
        <draw:polygon draw:style-name="gr5" draw:text-style-name="P1" draw:layer="layout" svg:width="13.999cm" svg:height="17.999cm" draw:transform="rotate (1.5707963267946) translate (1.5cm 21.5000000000198cm)" svg:viewBox="0 0 14000 18000" draw:points="0,3000 14000,3000 14000,21000 3000,21000 3000,12500 0,12500">
          <text:p/>
        </draw:polygon>
        <draw:frame draw:style-name="gr6" draw:text-style-name="P2" draw:layer="layout" svg:width="5.455cm" svg:height="0.963cm" svg:x="1.4cm" svg:y="7.6cm">
          <draw:text-box>
            <text:p><text:span text:style-name="T1">Player dependa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23T10:54:21.71</meta:creation-date>
    <dc:date>2010-07-23T11:31:46.53</dc:date>
    <meta:editing-duration>PT00H14M19S</meta:editing-duration>
    <meta:editing-cycles>4</meta:editing-cycles>
    <meta:generator>OpenOffice.org/3.1$Win32 OpenOffice.org_project/310m11$Build-9399</meta:generator>
    <meta:document-statistic meta:object-count="23"/>
  </office:meta>
</office:document-meta>
</file>